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tstrapConfig.logInfo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tstrapConfig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tstrapConfig.init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tstrapConfig.getRepository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Config.setRepositoryConfig( String repository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Config.init( ServletConfig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tstrapConfig.getRmi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Config.getReposito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Config.setRepositoryName( String reposito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Config.getRepositoryH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Config.setRepositoryHome( String repository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tstrapConfig.getJndi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